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4899" officeooo:paragraph-rsid="00094899"/>
    </style:style>
    <style:style style:name="P2" style:family="paragraph" style:parent-style-name="Text_20_body">
      <style:text-properties officeooo:paragraph-rsid="00094899"/>
    </style:style>
    <style:style style:name="P3" style:family="paragraph" style:parent-style-name="Text_20_body">
      <style:text-properties officeooo:rsid="000a7a15" officeooo:paragraph-rsid="000a7a15"/>
    </style:style>
    <style:style style:name="P4" style:family="paragraph" style:parent-style-name="Title">
      <style:text-properties officeooo:rsid="00094899" officeooo:paragraph-rsid="00094899"/>
    </style:style>
    <style:style style:name="P5" style:family="paragraph" style:parent-style-name="Title">
      <style:text-properties officeooo:rsid="000a7a15" officeooo:paragraph-rsid="000a7a15"/>
    </style:style>
    <style:style style:name="P6" style:family="paragraph" style:parent-style-name="Subtitle">
      <style:text-properties officeooo:rsid="00094899" officeooo:paragraph-rsid="00094899"/>
    </style:style>
    <style:style style:name="P7" style:family="paragraph" style:parent-style-name="Text_20_body">
      <style:text-properties officeooo:rsid="000a7a15" officeooo:paragraph-rsid="000a7a15"/>
    </style:style>
    <style:style style:name="P8" style:family="paragraph" style:parent-style-name="Heading_20_1">
      <style:text-properties officeooo:rsid="00094899" officeooo:paragraph-rsid="00094899"/>
    </style:style>
    <style:style style:name="P9" style:family="paragraph" style:parent-style-name="Heading_20_1">
      <style:text-properties officeooo:rsid="000a7a15" officeooo:paragraph-rsid="000a7a15"/>
    </style:style>
    <style:style style:name="P10" style:family="paragraph" style:parent-style-name="Heading_20_2">
      <style:text-properties officeooo:rsid="00094899" officeooo:paragraph-rsid="00094899"/>
    </style:style>
    <style:style style:name="P11" style:family="paragraph" style:parent-style-name="Heading_20_2">
      <style:text-properties officeooo:rsid="000a7a15" officeooo:paragraph-rsid="000a7a15"/>
    </style:style>
    <style:style style:name="T1" style:family="text">
      <style:text-properties officeooo:rsid="000ab8ca"/>
    </style:style>
    <style:style style:name="T2" style:family="text">
      <style:text-properties officeooo:rsid="0011157d"/>
    </style:style>
    <style:style style:name="T3" style:family="text">
      <style:text-properties officeooo:rsid="0012cad5"/>
    </style:style>
    <style:style style:name="T4" style:family="text">
      <style:text-properties officeooo:rsid="0012d7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1: Jetpack Joyride</text:p>
      <text:p text:style-name="P6">By <text:span text:style-name="T1">Souvik Banerjee</text:span> | Roll# 201710<text:span text:style-name="T1">94</text:span></text:p>
      <text:p text:style-name="Horizontal_20_Line"/>
      <text:h text:style-name="P8" text:outline-level="1">Implementations:</text:h>
      <text:h text:style-name="P10" text:outline-level="2">The world:</text:h>
      <text:p text:style-name="P1">1.<text:tab/>Wall</text:p>
      <text:p text:style-name="P1">2.<text:tab/>Platform</text:p>
      <text:p text:style-name="P1">3.<text:tab/>Score and Level display</text:p>
      <text:p text:style-name="P1">4.<text:tab/>Player with a jetpack</text:p>
      <text:h text:style-name="P10" text:outline-level="2">Coins:</text:h>
      <text:p text:style-name="P1">1.<text:tab/>5 points coins(orange)</text:p>
      <text:h text:style-name="P10" text:outline-level="2">Magnets:</text:h>
      <text:p text:style-name="P1">1.<text:tab/>Magnets attract player with constant force</text:p>
      <text:h text:style-name="P10" text:outline-level="2">Special flying objects:</text:h>
      <text:p text:style-name="P1">1.<text:tab/>Gives player extra speed</text:p>
      <text:h text:style-name="P10" text:outline-level="2">Enemies:</text:h>
      <text:p text:style-name="Text_20_body">Enemy 1, </text:p>
      <text:p text:style-name="Text_20_body">Enemy 2,</text:p>
      <text:p text:style-name="Text_20_body">Enemy 3(Boomerangs), </text:p>
      <text:p text:style-name="Text_20_body">Enemy 4(Dragon) BONUS:</text:p>
      <text:p text:style-name="P2"/>
      <text:h text:style-name="P10" text:outline-level="2">Fire Extinguisher:</text:h>
      <text:p text:style-name="P1">Enemy throws water balls to extinguish fire</text:p>
      <text:h text:style-name="P10" text:outline-level="2">Zooming:</text:h>
      <text:p text:style-name="P1">Zooms when mouse is scrolled</text:p>
      <text:h text:style-name="P11" text:outline-level="2"><text:soft-page-break/>Physics:</text:h>
      <text:p text:style-name="P3">1.<text:tab/>Projectile motion</text:p>
      <text:p text:style-name="P3">2.<text:tab/>Boomerang motion</text:p>
      <text:p text:style-name="P3">3.<text:tab/>Gravity</text:p>
      <text:p text:style-name="P3">4. <text:tab/>Magnetic attraction</text:p>
      <text:h text:style-name="P11" text:outline-level="2">BONUS:</text:h>
      <text:p text:style-name="P3">1.<text:tab/>Enemy 4</text:p>
      <text:p text:style-name="P3">2.<text:tab/>Better representation of player</text:p>
      <text:p text:style-name="P3"/>
      <text:p text:style-name="P5">GAME PLAY</text:p>
      <text:p text:style-name="P3"/>
      <text:h text:style-name="P9" text:outline-level="1">To move:</text:h>
      <text:p text:style-name="P3">1.<text:tab/>Right arrow for right</text:p>
      <text:p text:style-name="P3">2.<text:tab/>Left arrow for left</text:p>
      <text:p text:style-name="P3">3.<text:tab/>Spacebar for jet pack</text:p>
      <text:p text:style-name="P3">4.<text:tab/><text:span text:style-name="T2">x</text:span> for water balloons</text:p>
      <text:p text:style-name="P3"/>
      <text:h text:style-name="P9" text:outline-level="1">Score:</text:h>
      <text:p text:style-name="P3">1.<text:tab/>Collect coins to score <text:span text:style-name="T4">points.</text:span></text:p>
      <text:p text:style-name="P3">2.<text:tab/>Collect special flying objects for power ups.</text:p>
      <text:p text:style-name="P3">3.<text:tab/>Avoid fire beams, dragon ice balls and boomerangs (otherwise score is decreased)</text:p>
      <text:p text:style-name="P3">4.<text:tab/>Extinguish <text:span text:style-name="T3">red</text:span> beams using water ballo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23:23:00.006210667</meta:creation-date>
    <dc:date>2019-01-27T05:20:21.768068559</dc:date>
    <meta:editing-duration>PT6M2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153" meta:character-count="912" meta:non-whitespace-character-count="798"/>
  </office:meta>
</office:document-meta>
</file>